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009e6" officeooo:paragraph-rsid="000009e6"/>
    </style:style>
    <style:style style:name="P2" style:family="paragraph" style:parent-style-name="Standard">
      <style:paragraph-properties fo:line-height="200%" fo:text-align="start" style:justify-single-word="false"/>
      <style:text-properties officeooo:rsid="000009e6" officeooo:paragraph-rsid="000009e6"/>
    </style:style>
    <style:style style:name="P3" style:family="paragraph" style:parent-style-name="Standard">
      <style:paragraph-properties fo:line-height="200%" fo:text-align="start" style:justify-single-word="false"/>
      <style:text-properties officeooo:rsid="000151aa" officeooo:paragraph-rsid="000151aa"/>
    </style:style>
    <style:style style:name="P4" style:family="paragraph" style:parent-style-name="Standard">
      <style:paragraph-properties fo:line-height="200%" fo:text-align="start" style:justify-single-word="false"/>
      <style:text-properties officeooo:rsid="00019c48" officeooo:paragraph-rsid="00019c48"/>
    </style:style>
    <style:style style:name="P5" style:family="paragraph" style:parent-style-name="Standard">
      <style:paragraph-properties fo:line-height="200%" fo:text-align="start" style:justify-single-word="false"/>
      <style:text-properties officeooo:rsid="00048684" officeooo:paragraph-rsid="00048684"/>
    </style:style>
    <style:style style:name="T1" style:family="text">
      <style:text-properties officeooo:rsid="000088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nt Johnson </text:p>
      <text:p text:style-name="P1">Brent Grundman</text:p>
      <text:p text:style-name="P1">4/30/17</text:p>
      <text:p text:style-name="P1">Memo Write Ups</text:p>
      <text:p text:style-name="P1"/>
      <text:p text:style-name="P2">Dear Mr. William H. Flathead III,<text:line-break/>I am writing you about the apparent Buffer Overflow exploit in our companies sever code. We found a buffer overflow exploit in webserver.c that uses an insecure copy method to create output messages to send back to the client. The exploit is possible because you copy an array of characters with a fixed buffer size and concatenate information on it without checking if you are overflowing the buffer. The exact place where buffer overflows occur is line 296 to line 316 using strcat. The proposed fix to this problem is <text:span text:style-name="T1">to use a safe copy function. <text:s/>The safe copy function we used was strncat that takes a fixed length that doesn’t allow you to concatenate strings that go over the set buffer size. Our demo exploit works by overflowing the buffer of sendmessage character array. You send a get or post request with a string that is greater than 1024 bytes overflowing the buffer. To fix the problem on lines 296 to 316 we replaced strcat with strncat with a fixed buffer size so an overflow wasn’t an option anymore. </text:span></text:p>
      <text:p text:style-name="P3">Considering fhttpd alone the breach was extremely serious. With the demo exploit we wrote the breach is only a little serious it only brought down the server with very little experience. Unfortunately the exploit took control of the system by inserting a reverse shell into the stack and executing it. This security breach is serious and should not be taken lightly. I do not think it is enough to fix the flaw. The code is littered with unsafe library calls and should be converted to all safe library calls before bringing the server back to life. The code should be completely re-written before being brought back to production. </text:p>
      <text:p text:style-name="P4">Thank You,</text:p>
      <text:p text:style-name="P4">IT Team</text:p>
      <text:p text:style-name="P4"/>
      <text:p text:style-name="P4"/>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20:28:56.677470179</meta:creation-date>
    <dc:date>2017-04-30T21:36:33.106364984</dc:date>
    <meta:editing-duration>PT16M45S</meta:editing-duration>
    <meta:editing-cycles>2</meta:editing-cycles>
    <meta:generator>LibreOffice/5.1.6.2.0$Linux_X86_64 LibreOffice_project/10$Build-2</meta:generator>
    <meta:document-statistic meta:table-count="0" meta:image-count="0" meta:object-count="0" meta:page-count="2" meta:paragraph-count="8" meta:word-count="306" meta:character-count="1751" meta:non-whitespace-character-count="1449"/>
  </office:meta>
</office:document-meta>
</file>